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p text:style-name="P2"/>
      <text:p text:style-name="P2"/>
      <text:p text:style-name="P2">En tant que Tom, je veux consulter les offres afin d'en connaître les détails</text:p>
      <text:p text:style-name="P2">En tant que Tom, je veux consulter les offres afin d'y souscrire</text:p>
      <text:p text:style-name="P2">En tant que Tom, je veux pouvoir juger de la qualité des services de la start up en consultant la liste des clients actuels</text:p>
      <text:p text:style-name="P2">En tant que Tom, je veux consulter les avis des utilisateurs afin de voir si les services me correspondent</text:p>
      <text:p text:style-name="P2"/>
      <text:p text:style-name="P2"/>
      <text:p text:style-name="P2">En tant que start up, je veux présenter mon offre afin de susciter l'intérêt de nouveaux clients</text:p>
      <text:p text:style-name="P2">En tant que start up, je veux montrer la qualité de mes services en communiquant la liste de ma clientèle actuelle</text:p>
      <text:p text:style-name="P2">En tant que start up, je veux me faire connaître en communiquant sur les réseaux sociau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Dahlem</meta:initial-creator>
    <meta:creation-date>2021-04-14T09:34:01.20</meta:creation-date>
    <dc:date>2021-04-14T15:20:21.18</dc:date>
    <dc:creator>Bruno Dahlem</dc:creator>
    <meta:editing-duration>PT16M36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8" meta:word-count="125" meta:character-count="680"/>
  </office:meta>
</office:document-meta>
</file>